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reeSans" svg:font-family="FreeSans" style:font-adornments="Regular" style:font-family-generic="modern" style:font-pitch="variable"/>
    <style:font-face style:name="Liberation Mono1" svg:font-family="'Liberation Mono'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FreeSans2" svg:font-family="FreeSans" style:font-family-generic="roman" style:font-pitch="variable"/>
    <style:font-face style:name="FreeSans3" svg:font-family="FreeSans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svg:stroke-color="#000000" draw:marker-start-width="0.252cm" draw:marker-end="Arrowheads_20_1" draw:marker-end-width="0.352cm" draw:stroke-linejoin="bevel" draw:fill="none" draw:textarea-vertical-align="middle" fo:padding-top="0.142cm" fo:padding-bottom="0.142cm" fo:padding-left="0.267cm" fo:padding-right="0.267cm"/>
    </style:style>
    <style:style style:name="gr2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auto-grow-height="true" draw:auto-grow-width="false" fo:min-height="1.027cm" fo:min-width="0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auto-grow-height="false" draw:auto-grow-width="false" fo:min-height="2.535cm" fo:min-width="0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solid" draw:fill-color="#dddddd" draw:textarea-vertical-align="middle" draw:auto-grow-height="false" draw:auto-grow-width="false" fo:min-height="2.535cm" fo:min-width="0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solid" draw:fill-color="#b2b2b2" draw:textarea-vertical-align="middle" draw:auto-grow-height="false" draw:auto-grow-width="false" fo:min-height="2.535cm" fo:min-width="0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" draw:marker-end-width="0.352cm" draw:stroke-linejoin="bevel" draw:fill="none" draw:textarea-vertical-align="middle" fo:padding-top="0.142cm" fo:padding-bottom="0.142cm" fo:padding-left="0.267cm" fo:padding-right="0.267cm"/>
    </style:style>
    <style:style style:name="gr7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auto-grow-height="false" draw:auto-grow-width="false" fo:min-height="2.535cm" fo:min-width="0cm" fo:padding-top="0.142cm" fo:padding-bottom="0.142cm" fo:padding-left="0.267cm" fo:padding-right="0.267cm"/>
    </style:style>
    <style:style style:name="gr8" style:family="graphic" style:parent-style-name="Object_20_with_20_no_20_fill_20_and_20_no_20_line">
      <style:graphic-properties draw:stroke="none" svg:stroke-width="0.035cm" svg:stroke-color="#000000" draw:marker-start-width="0.252cm" draw:marker-end-width="0.252cm" draw:fill="none" draw:textarea-vertical-align="middle" draw:auto-grow-height="false" draw:auto-grow-width="false" fo:min-height="2.535cm" fo:min-width="0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.035cm" svg:stroke-color="#000000" draw:marker-start-width="0.252cm" draw:marker-end-width="0.252cm" draw:fill="none" draw:fill-color="#dddddd" draw:textarea-vertical-align="middle" draw:auto-grow-height="false" draw:auto-grow-width="false" fo:min-height="2.535cm" fo:min-width="0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solid" draw:fill-color="#dddddd" draw:textarea-vertical-align="middle" draw:auto-grow-height="false" draw:auto-grow-width="false" fo:min-height="2.535cm" fo:min-width="0cm" fo:padding-top="0.142cm" fo:padding-bottom="0.142cm" fo:padding-left="0.267cm" fo:padding-right="0.267cm"/>
    </style:style>
    <style:style style:name="gr1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solid" draw:fill-color="#b2b2b2" draw:textarea-vertical-align="middle" draw:auto-grow-height="false" draw:auto-grow-width="false" fo:min-height="2.535cm" fo:min-width="0cm" fo:padding-top="0.142cm" fo:padding-bottom="0.142cm" fo:padding-left="0.267cm" fo:padding-right="0.267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Liberation Sans1" fo:font-size="13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style:font-name="Liberation Sans1" fo:font-size="13pt" fo:font-weight="normal"/>
    </style:style>
    <style:style style:name="P4" style:family="paragraph">
      <style:paragraph-properties fo:text-align="center" style:writing-mode="lr-tb"/>
      <style:text-properties style:font-name="Liberation Sans1" fo:font-size="13pt" fo:font-weight="bold"/>
    </style:style>
    <style:style style:name="P5" style:family="paragraph">
      <loext:graphic-properties draw:fill="solid" draw:fill-color="#dddddd"/>
      <style:paragraph-properties fo:text-align="center" style:writing-mode="lr-tb"/>
      <style:text-properties style:font-name="Liberation Sans1" fo:font-size="13pt"/>
    </style:style>
    <style:style style:name="P6" style:family="paragraph">
      <loext:graphic-properties draw:fill="solid" draw:fill-color="#b2b2b2"/>
      <style:paragraph-properties fo:text-align="center" style:writing-mode="lr-tb"/>
      <style:text-properties style:font-name="Liberation Mono1" fo:font-size="11pt"/>
    </style:style>
    <style:style style:name="P7" style:family="paragraph">
      <style:paragraph-properties fo:text-align="start" style:writing-mode="lr-tb"/>
      <style:text-properties style:font-name="Liberation Sans1" fo:font-size="13pt" fo:font-weight="normal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Liberation Sans1" fo:font-size="13pt" fo:font-weight="normal"/>
    </style:style>
    <style:style style:name="P10" style:family="paragraph">
      <loext:graphic-properties draw:fill="none" draw:fill-color="#dddddd"/>
      <style:paragraph-properties fo:text-align="start" style:writing-mode="lr-tb"/>
      <style:text-properties style:font-name="Liberation Sans1" fo:font-size="13pt" fo:font-weight="normal"/>
    </style:style>
    <style:style style:name="P11" style:family="paragraph">
      <loext:graphic-properties draw:fill="solid" draw:fill-color="#dddddd"/>
      <style:paragraph-properties fo:text-align="start" style:writing-mode="lr-tb"/>
      <style:text-properties style:font-name="Liberation Sans1" fo:font-size="13pt" fo:font-weight="normal"/>
    </style:style>
    <style:style style:name="P12" style:family="paragraph">
      <loext:graphic-properties draw:fill="solid" draw:fill-color="#b2b2b2"/>
      <style:paragraph-properties fo:text-align="start" style:writing-mode="lr-tb"/>
      <style:text-properties style:font-name="Liberation Sans1" fo:font-size="13pt" fo:font-weight="normal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1" fo:font-size="13pt" fo:font-weight="normal"/>
    </style:style>
    <style:style style:name="T2" style:family="text">
      <style:text-properties style:font-name="Liberation Sans1" fo:font-size="13pt" fo:font-weight="bold"/>
    </style:style>
    <style:style style:name="T3" style:family="text">
      <style:text-properties style:font-name="Liberation Sans1" fo:font-size="13pt"/>
    </style:style>
    <style:style style:name="T4" style:family="text">
      <style:text-properties style:font-name="Liberation Mono1" fo:font-size="11pt"/>
    </style:style>
    <style:style style:name="T5" style:family="text">
      <style:text-properties style:font-name="Liberation Sans1" fo:font-size="13pt" fo:font-style="italic" fo:font-weight="bold" style:font-style-asian="italic" style:font-style-complex="italic"/>
    </style:style>
    <style:style style:name="T6" style:family="text">
      <style:text-properties style:font-name="Liberation Sans1" fo:font-size="13pt" fo:font-style="normal" fo:font-weight="bold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line draw:style-name="gr1" draw:text-style-name="P1" draw:layer="layout" svg:x1="15.5cm" svg:y1="1.568cm" svg:x2="15.5cm" svg:y2="2.467cm">
          <text:p/>
        </draw:line>
        <draw:frame draw:style-name="gr2" draw:text-style-name="P3" draw:layer="layout" svg:width="12.5cm" svg:height="1.311cm" svg:x="0.25cm" svg:y="0.252cm">
          <draw:text-box>
            <text:p text:style-name="P2"><text:span text:style-name="T1">Peak coordinates</text:span></text:p>
          </draw:text-box>
        </draw:frame>
        <draw:frame draw:style-name="gr3" draw:text-style-name="P4" draw:layer="layout" svg:width="8.5cm" svg:height="1.221cm" svg:x="0.25cm" svg:y="2.463cm">
          <draw:text-box>
            <text:p text:style-name="P2"><text:span text:style-name="T2">Activation likelihood estimation (ALE) + FWE correction</text:span></text:p>
          </draw:text-box>
        </draw:frame>
        <draw:frame draw:style-name="gr4" draw:text-style-name="P5" draw:layer="layout" svg:width="8.5cm" svg:height="1.221cm" svg:x="0.25cm" svg:y="3.684cm">
          <draw:text-box>
            <text:p text:style-name="P2"><text:span text:style-name="T3">Semantic cognition (Fig. 4B), task categories (Fig. 5B–D), adults (Fig. 8A)</text:span></text:p>
          </draw:text-box>
        </draw:frame>
        <draw:frame draw:style-name="gr5" draw:text-style-name="P6" draw:layer="layout" svg:width="8.5cm" svg:height="1.221cm" svg:x="0.25cm" svg:y="4.904cm">
          <draw:text-box>
            <text:p text:style-name="P2"><text:span text:style-name="T4">nimare.meta.cbma.ALE();</text:span><text:span text:style-name="T4"><text:line-break/></text:span><text:span text:style-name="T4">nimare.correct.FWECorrector()</text:span></text:p>
          </draw:text-box>
        </draw:frame>
        <draw:frame draw:style-name="gr3" draw:text-style-name="P4" draw:layer="layout" svg:width="8.5cm" svg:height="1.221cm" svg:x="9.25cm" svg:y="2.463cm">
          <draw:text-box>
            <text:p text:style-name="P2"><text:span text:style-name="T2">Seed-based </text:span><text:span text:style-name="T5">d</text:span><text:span text:style-name="T6"> mapping</text:span><text:span text:style-name="T2"> </text:span><text:span text:style-name="T2"><text:line-break/></text:span><text:span text:style-name="T2">(SDM) + FWE correction</text:span></text:p>
          </draw:text-box>
        </draw:frame>
        <draw:frame draw:style-name="gr4" draw:text-style-name="P5" draw:layer="layout" svg:width="8.5cm" svg:height="1.221cm" svg:x="9.25cm" svg:y="3.684cm">
          <draw:text-box>
            <text:p text:style-name="P2"><text:span text:style-name="T3">Validation of ALE (Fig. 4C),</text:span><text:span text:style-name="T3"><text:line-break/></text:span><text:span text:style-name="T3">control for covariates (Fig. 4D)</text:span></text:p>
          </draw:text-box>
        </draw:frame>
        <draw:frame draw:style-name="gr5" draw:text-style-name="P6" draw:layer="layout" svg:width="8.5cm" svg:height="1.221cm" svg:x="9.25cm" svg:y="4.904cm">
          <draw:text-box>
            <text:p text:style-name="P2"><text:span text:style-name="T4">sdm pp; sdm mi; sdm perm</text:span></text:p>
          </draw:text-box>
        </draw:frame>
        <draw:frame draw:style-name="gr3" draw:text-style-name="P4" draw:layer="layout" svg:width="8.5cm" svg:height="1.221cm" svg:x="9.25cm" svg:y="7.023cm">
          <draw:text-box>
            <text:p text:style-name="P2"><text:span text:style-name="T2">Meta-regression + FWE correction</text:span></text:p>
          </draw:text-box>
        </draw:frame>
        <draw:frame draw:style-name="gr4" draw:text-style-name="P5" draw:layer="layout" svg:width="8.5cm" svg:height="1.221cm" svg:x="9.25cm" svg:y="8.243cm">
          <draw:text-box>
            <text:p text:style-name="P2"><text:span text:style-name="T3">Linear influence of age (Fig. 6B)</text:span></text:p>
          </draw:text-box>
        </draw:frame>
        <draw:frame draw:style-name="gr5" draw:text-style-name="P6" draw:layer="layout" svg:width="8.5cm" svg:height="1.221cm" svg:x="9.25cm" svg:y="9.463cm">
          <draw:text-box>
            <text:p text:style-name="P2"><text:span text:style-name="T4">sdm lm; sdm perm</text:span></text:p>
          </draw:text-box>
        </draw:frame>
        <draw:frame draw:style-name="gr4" draw:text-style-name="P5" draw:layer="layout" svg:width="8.5cm" svg:height="1.221cm" svg:x="0.25cm" svg:y="8.244cm">
          <draw:text-box>
            <text:p text:style-name="P2"><text:span text:style-name="T3">Comparison of task categories (Fig. 5) <text:s/>and age groups (Fig. 6A, Fig. 8B–C)</text:span></text:p>
          </draw:text-box>
        </draw:frame>
        <draw:frame draw:style-name="gr3" draw:text-style-name="P4" draw:layer="layout" svg:width="8.5cm" svg:height="1.221cm" svg:x="0.25cm" svg:y="7.023cm">
          <draw:text-box>
            <text:p text:style-name="P2"><text:span text:style-name="T2">Subtraction &amp; conjunction analysis</text:span></text:p>
          </draw:text-box>
        </draw:frame>
        <draw:frame draw:style-name="gr5" draw:text-style-name="P6" draw:layer="layout" svg:width="8.5cm" svg:height="1.221cm" svg:x="0.25cm" svg:y="9.464cm">
          <draw:text-box>
            <text:p text:style-name="P2"><text:span text:style-name="T4">nimare.meta.cbma.ALESubtraction()</text:span></text:p>
          </draw:text-box>
        </draw:frame>
        <draw:frame draw:style-name="gr4" draw:text-style-name="P5" draw:layer="layout" svg:width="8.5cm" svg:height="1.221cm" svg:x="0.25cm" svg:y="12.804cm">
          <draw:text-box>
            <text:p text:style-name="P2"><text:span text:style-name="T3">Leave-one-out analysis (Fig. 9), </text:span><text:span text:style-name="T3"><text:line-break/></text:span><text:span text:style-name="T3">fail-safe N analysis (Fig. 10)</text:span></text:p>
          </draw:text-box>
        </draw:frame>
        <draw:frame draw:style-name="gr3" draw:text-style-name="P4" draw:layer="layout" svg:width="8.5cm" svg:height="1.221cm" svg:x="0.25cm" svg:y="11.583cm">
          <draw:text-box>
            <text:p text:style-name="P2"><text:span text:style-name="T2">Evaluation of robustness</text:span></text:p>
          </draw:text-box>
        </draw:frame>
        <draw:frame draw:style-name="gr5" draw:text-style-name="P6" draw:layer="layout" svg:width="8.5cm" svg:height="1.221cm" svg:x="0.25cm" svg:y="14.024cm">
          <draw:text-box>
            <text:p text:style-name="P2"><text:span text:style-name="T4">compute_jackknife();</text:span><text:span text:style-name="T4"><text:line-break/></text:span><text:span text:style-name="T4">compute_fsn();</text:span></text:p>
          </draw:text-box>
        </draw:frame>
        <draw:line draw:style-name="gr1" draw:text-style-name="P1" draw:layer="layout" svg:x1="4.5cm" svg:y1="1.566cm" svg:x2="4.5cm" svg:y2="2.465cm">
          <text:p/>
        </draw:line>
        <draw:line draw:style-name="gr1" draw:text-style-name="P1" draw:layer="layout" svg:x1="2.5cm" svg:y1="6.125cm" svg:x2="2.5cm" svg:y2="7.024cm">
          <text:p/>
        </draw:line>
        <draw:line draw:style-name="gr1" draw:text-style-name="P1" draw:layer="layout" svg:x1="13.5cm" svg:y1="6.124cm" svg:x2="13.5cm" svg:y2="7.023cm">
          <text:p/>
        </draw:line>
        <draw:line draw:style-name="gr6" draw:text-style-name="P1" draw:layer="layout" svg:x1="6.5cm" svg:y1="6.126cm" svg:x2="6.5cm" svg:y2="7.025cm">
          <text:p/>
        </draw:line>
        <draw:line draw:style-name="gr1" draw:text-style-name="P1" draw:layer="layout" svg:x1="6.5cm" svg:y1="10.685cm" svg:x2="6.5cm" svg:y2="11.584cm">
          <text:p/>
        </draw:line>
        <draw:g>
          <draw:frame draw:style-name="gr7" draw:text-style-name="P7" draw:layer="layout" svg:width="0.6cm" svg:height="0.601cm" svg:x="10.15cm" svg:y="12.283cm">
            <draw:text-box>
              <text:p/>
            </draw:text-box>
          </draw:frame>
          <draw:frame draw:style-name="gr8" draw:text-style-name="P9" draw:layer="layout" svg:width="6.35cm" svg:height="1.22cm" svg:x="10.85cm" svg:y="11.983cm">
            <draw:text-box>
              <text:p text:style-name="P8"><text:span text:style-name="T1">Analysis approach</text:span></text:p>
            </draw:text-box>
          </draw:frame>
          <draw:frame draw:style-name="gr9" draw:text-style-name="P10" draw:layer="layout" svg:width="6.35cm" svg:height="1.221cm" svg:x="10.85cm" svg:y="12.803cm">
            <draw:text-box>
              <text:p text:style-name="P8"><text:span text:style-name="T1">Specific analyses (results)</text:span></text:p>
            </draw:text-box>
          </draw:frame>
          <draw:frame draw:style-name="gr10" draw:text-style-name="P11" draw:layer="layout" svg:width="0.6cm" svg:height="0.602cm" svg:x="10.15cm" svg:y="13.082cm">
            <draw:text-box>
              <text:p/>
            </draw:text-box>
          </draw:frame>
          <draw:frame draw:style-name="gr11" draw:text-style-name="P12" draw:layer="layout" svg:width="0.6cm" svg:height="0.6cm" svg:x="10.15cm" svg:y="13.901cm">
            <draw:text-box>
              <text:p/>
            </draw:text-box>
          </draw:frame>
          <draw:frame draw:style-name="gr9" draw:text-style-name="P10" draw:layer="layout" svg:width="6.35cm" svg:height="1.221cm" svg:x="10.85cm" svg:y="13.603cm">
            <draw:text-box>
              <text:p text:style-name="P8"><text:span text:style-name="T1">Key classes and functions</text:span></text:p>
            </draw:text-box>
          </draw:frame>
        </draw:g>
        <draw:line draw:style-name="gr1" draw:text-style-name="P1" draw:layer="layout" svg:x1="11.5cm" svg:y1="1.567cm" svg:x2="11.5cm" svg:y2="2.466cm">
          <text:p/>
        </draw:line>
        <draw:frame draw:style-name="gr2" draw:text-style-name="P3" draw:layer="layout" svg:width="4.5cm" svg:height="1.311cm" svg:x="13.25cm" svg:y="0.25cm">
          <draw:text-box>
            <text:p text:style-name="P2"><text:span text:style-name="T1">Peak effect sizes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reeSans" svg:font-family="FreeSans" style:font-adornments="Regular" style:font-family-generic="modern" style:font-pitch="variable"/>
    <style:font-face style:name="Liberation Mono1" svg:font-family="'Liberation Mono'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FreeSans2" svg:font-family="FreeSans" style:font-family-generic="roman" style:font-pitch="variable"/>
    <style:font-face style:name="FreeSans3" svg:font-family="FreeSans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1" fo:font-family="FreeSans" style:font-style-name="Regular" style:font-family-generic="swiss" style:font-pitch="variable" fo:font-size="12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3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53.7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68cm" fo:margin-bottom="0cm" fo:text-indent="0cm"/>
      <style:text-properties fo:font-size="47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cm" fo:margin-bottom="0cm" fo:text-indent="0cm"/>
      <style:text-properties fo:font-size="40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33cm" fo:margin-bottom="0cm" fo:text-indent="0cm"/>
      <style:text-properties fo:font-size="33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5cm" fo:margin-bottom="0cm" fo:text-indent="0cm"/>
      <style:text-properties fo:font-size="33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5cm" fo:margin-bottom="0cm" fo:text-indent="0cm"/>
      <style:text-properties fo:font-size="33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5cm" fo:margin-bottom="0cm" fo:text-indent="0cm"/>
      <style:text-properties fo:font-size="33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5cm" fo:margin-bottom="0cm" fo:text-indent="0cm"/>
      <style:text-properties fo:font-size="33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5cm" fo:margin-bottom="0cm" fo:text-indent="0cm"/>
      <style:text-properties fo:font-size="33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7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8cm" fo:page-height="15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796cm" svg:height="7.575cm" svg:x="1.101cm" svg:y="2.485cm"/>
      <draw:page-thumbnail draw:layer="backgroundobjects" svg:width="8.796cm" svg:height="7.575cm" svg:x="1.101cm" svg:y="11.061cm"/>
      <draw:page-thumbnail draw:layer="backgroundobjects" svg:width="8.796cm" svg:height="7.575cm" svg:x="1.101cm" svg:y="19.637cm"/>
      <draw:page-thumbnail draw:layer="backgroundobjects" svg:width="8.796cm" svg:height="7.575cm" svg:x="11.101cm" svg:y="2.485cm"/>
      <draw:page-thumbnail draw:layer="backgroundobjects" svg:width="8.796cm" svg:height="7.575cm" svg:x="11.101cm" svg:y="11.061cm"/>
      <draw:page-thumbnail draw:layer="backgroundobjects" svg:width="8.796cm" svg:height="7.575cm" svg:x="11.101cm" svg:y="19.637cm"/>
    </style:handout-master>
    <style:master-page style:name="Default" style:page-layout-name="PM1" draw:style-name="Mdp1">
      <draw:frame presentation:style-name="Default-title" draw:layer="backgroundobjects" svg:width="16.199cm" svg:height="4.423cm" svg:x="0.9cm" svg:y="1.057cm" presentation:class="title" presentation:placeholder="true">
        <draw:text-box/>
      </draw:frame>
      <draw:frame presentation:style-name="Default-outline1" draw:layer="backgroundobjects" svg:width="16.199cm" svg:height="15.368cm" svg:x="0.9cm" svg:y="6.198cm" presentation:class="outline" presentation:placeholder="true">
        <draw:text-box/>
      </draw:frame>
      <draw:frame presentation:style-name="Mpr1" draw:text-style-name="MP2" draw:layer="backgroundobjects" svg:width="4.193cm" svg:height="1.827cm" svg:x="0.9cm" svg:y="24.13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705cm" svg:height="1.827cm" svg:x="6.156cm" svg:y="24.13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193cm" svg:height="1.827cm" svg:x="12.906cm" svg:y="24.1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3-21T09:02:38.874712087</meta:creation-date>
    <dc:date>2021-07-11T12:20:14.089849343</dc:date>
    <meta:editing-duration>PT16H53M6S</meta:editing-duration>
    <meta:editing-cycles>27</meta:editing-cycles>
    <meta:generator>LibreOffice/7.1.1.2$MacOSX_X86_64 LibreOffice_project/fe0b08f4af1bacafe4c7ecc87ce55bb426164676</meta:generator>
    <meta:print-date>2021-07-11T09:56:04.500324677</meta:print-date>
    <meta:document-statistic meta:object-count="54"/>
  </office:meta>
</office:document-meta>
</file>